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356cm" style:rel-column-width="769*"/>
    </style:style>
    <style:style style:name="Table1.B" style:family="table-column">
      <style:table-column-properties style:column-width="3.829cm" style:rel-column-width="2171*"/>
    </style:style>
    <style:style style:name="Table1.C" style:family="table-column">
      <style:table-column-properties style:column-width="11.827cm" style:rel-column-width="670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2.408cm" style:rel-column-width="1365*"/>
    </style:style>
    <style:style style:name="Table2.B" style:family="table-column">
      <style:table-column-properties style:column-width="14.605cm" style:rel-column-width="828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col for the RS485 communication</text:p>
      <text:p text:style-name="Standard"/>
      <text:p text:style-name="Standard">For the sake of speed there are two types of commands, firstly there needs to be a high speed command to ensure that all LED controllers can get updated as quickly as possible.</text:p>
      <text:p text:style-name="Standard"/>
      <text:p text:style-name="Standard">[Update][LED1][LED2][LED3][LED4][LED5]</text:p>
      <text:p text:style-name="Standard"/>
      <text:p text:style-name="Standard">[Update] will have the value 0xFE, however this will be ignored if in between a [Start] and [End]. If this value is detected it will be assumed that the next 5 bytes are for each of the LED strips, each device will be aware of it's own ID value and will only process the correct byte. The value of [LEDx] will correspond to a lookup table of up to 255 24 bit colour codes with value 0 being reserved for no colour similarly any unrecognised colour code will produce no colour.</text:p>
      <text:p text:style-name="Standard"/>
      <text:p text:style-name="Standard">However any other commands will not need to be processed quite so quickly, these will follow the much more rigid structure dictated below.</text:p>
      <text:p text:style-name="Standard"/>
      <text:p text:style-name="Standard">[Start][Addr][Cmd][Len][Data(0)]...[Data(Len-1)][End]</text:p>
      <text:p text:style-name="Standard"/>
      <text:p text:style-name="Standard">[Start] has the value 0xFC.</text:p>
      <text:p text:style-name="Standard">[Addr] will be the ID of the device you are trying to communicate with – 0x00 will be broadcast.</text:p>
      <text:p text:style-name="Standard">[Cmd] will be the command you wish the device to execute. </text:p>
      <text:p text:style-name="Standard">[Len] will be the number of data bytes in this command.</text:p>
      <text:p text:style-name="Standard">[Data(x)] will be data byte number x.</text:p>
      <text:p text:style-name="Standard">[End] has the value of 0xFD.</text:p>
      <text:p text:style-name="Standard"/>
      <text:p text:style-name="Standard">Command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Value</text:p>
          </table:table-cell>
          <table:table-cell table:style-name="Table1.A1" office:value-type="string">
            <text:p text:style-name="Table_20_Contents">Can be broadcast</text:p>
          </table:table-cell>
          <table:table-cell table:style-name="Table1.C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0x01</text:p>
          </table:table-cell>
          <table:table-cell table:style-name="Table1.A2" office:value-type="string">
            <text:p text:style-name="Table_20_Contents">Yes</text:p>
          </table:table-cell>
          <table:table-cell table:style-name="Table1.C2" office:value-type="string">
            <text:p text:style-name="Table_20_Contents">Set update speed, contains a uint16 specifying the update speed in ms.</text:p>
          </table:table-cell>
        </table:table-row>
        <table:table-row>
          <table:table-cell table:style-name="Table1.A2" office:value-type="string">
            <text:p text:style-name="Table_20_Contents">0x02</text:p>
          </table:table-cell>
          <table:table-cell table:style-name="Table1.A2" office:value-type="string">
            <text:p text:style-name="Table_20_Contents">No</text:p>
          </table:table-cell>
          <table:table-cell table:style-name="Table1.C2" office:value-type="string">
            <text:p text:style-name="Table_20_Contents">Get update speed, no data. Get the current update speed of the specified device. Device will return uint16 specifying update speed in ms.</text:p>
          </table:table-cell>
        </table:table-row>
        <table:table-row>
          <table:table-cell table:style-name="Table1.A2" office:value-type="string">
            <text:p text:style-name="Table_20_Contents">0x03</text:p>
          </table:table-cell>
          <table:table-cell table:style-name="Table1.A2" office:value-type="string">
            <text:p text:style-name="Table_20_Contents">No</text:p>
          </table:table-cell>
          <table:table-cell table:style-name="Table1.C2" office:value-type="string">
            <text:p text:style-name="Table_20_Contents">Check Presence, no data. Device will reply with no data if it exists.</text:p>
          </table:table-cell>
        </table:table-row>
        <table:table-row>
          <table:table-cell table:style-name="Table1.A2" office:value-type="string">
            <text:p text:style-name="Table_20_Contents">0x04</text:p>
          </table:table-cell>
          <table:table-cell table:style-name="Table1.A2" office:value-type="string">
            <text:p text:style-name="Table_20_Contents">Yes</text:p>
          </table:table-cell>
          <table:table-cell table:style-name="Table1.C2" office:value-type="string">
            <text:p text:style-name="Table_20_Contents">Reset, no data. Will clear all LED's and reset the buffers to empty.</text:p>
          </table:table-cell>
        </table:table-row>
      </table:table>
      <text:p text:style-name="Standard"/>
      <text:p text:style-name="Standard">Colour Cod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Byte</text:p>
          </table:table-cell>
          <table:table-cell table:style-name="Table2.B1" office:value-type="string">
            <text:p text:style-name="Table_20_Contents">Colour</text:p>
          </table:table-cell>
        </table:table-row>
        <table:table-row>
          <table:table-cell table:style-name="Table2.A2" office:value-type="string">
            <text:p text:style-name="Table_20_Contents">0x00</text:p>
          </table:table-cell>
          <table:table-cell table:style-name="Table2.B2" office:value-type="string">
            <text:p text:style-name="Table_20_Contents">No LED</text:p>
          </table:table-cell>
        </table:table-row>
        <table:table-row>
          <table:table-cell table:style-name="Table2.A2" office:value-type="string">
            <text:p text:style-name="Table_20_Contents">0x01</text:p>
          </table:table-cell>
          <table:table-cell table:style-name="Table2.B2" office:value-type="string">
            <text:p text:style-name="Table_20_Contents">0xFF0000</text:p>
          </table:table-cell>
        </table:table-row>
        <table:table-row>
          <table:table-cell table:style-name="Table2.A2" office:value-type="string">
            <text:p text:style-name="Table_20_Contents">0x02</text:p>
          </table:table-cell>
          <table:table-cell table:style-name="Table2.B2" office:value-type="string">
            <text:p text:style-name="Table_20_Contents">0x00FF00</text:p>
          </table:table-cell>
        </table:table-row>
        <table:table-row>
          <table:table-cell table:style-name="Table2.A2" office:value-type="string">
            <text:p text:style-name="Table_20_Contents">0x03</text:p>
          </table:table-cell>
          <table:table-cell table:style-name="Table2.B2" office:value-type="string">
            <text:p text:style-name="Table_20_Contents">0x0000FF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4T17:59:21.62</meta:creation-date>
    <dc:date>2016-05-24T18:38:20.71</dc:date>
    <meta:editing-duration>PT23M42S</meta:editing-duration>
    <meta:editing-cycles>13</meta:editing-cycles>
    <meta:generator>OpenOffice/4.1.2$Win32 OpenOffice.org_project/412m3$Build-9782</meta:generator>
    <meta:document-statistic meta:table-count="2" meta:image-count="0" meta:object-count="0" meta:page-count="1" meta:paragraph-count="39" meta:word-count="301" meta:character-count="1698"/>
  </office:meta>
</office:document-meta>
</file>